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text-underline-style="none" fo:font-weight="normal" officeooo:rsid="001cdec2" officeooo:paragraph-rsid="00243e35" style:font-size-asian="10.5pt" style:font-weight-asian="normal" style:font-size-complex="12pt" style:font-weight-complex="normal"/>
    </style:style>
    <style:style style:name="P2" style:family="paragraph" style:parent-style-name="Standard">
      <style:text-properties fo:font-size="12pt" style:text-underline-style="none" fo:font-weight="normal" officeooo:rsid="001cdec2" officeooo:paragraph-rsid="001e59e2"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1cdec2" officeooo:paragraph-rsid="001cdec2"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229e27" officeooo:paragraph-rsid="00229e27"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1f1154" officeooo:paragraph-rsid="001f1154"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28c418" officeooo:paragraph-rsid="0028c418"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2724d7" officeooo:paragraph-rsid="002724d7"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24a20d" officeooo:paragraph-rsid="0024a20d"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24187d" officeooo:paragraph-rsid="002724d7"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24187d" officeooo:paragraph-rsid="0024187d"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22841d" officeooo:paragraph-rsid="00229e27"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22841d" officeooo:paragraph-rsid="0022841d"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1b0156" officeooo:paragraph-rsid="001cdec2"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1b0156" officeooo:paragraph-rsid="00243e35"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1e59e2" officeooo:paragraph-rsid="001e59e2"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197468" officeooo:paragraph-rsid="00197468"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210b95" officeooo:paragraph-rsid="00210b95" style:font-size-asian="10.5pt" style:font-weight-asian="normal" style:font-size-complex="12pt" style:font-weight-complex="normal"/>
    </style:style>
    <style:style style:name="P18" style:family="paragraph" style:parent-style-name="Standard">
      <style:text-properties fo:font-size="14pt" style:text-underline-style="none" fo:font-weight="bold" officeooo:rsid="00197468" officeooo:paragraph-rsid="002724d7" style:font-size-asian="12.25pt" style:font-weight-asian="bold" style:font-size-complex="14pt" style:font-weight-complex="bold"/>
    </style:style>
    <style:style style:name="P19" style:family="paragraph" style:parent-style-name="Standard">
      <style:text-properties fo:font-size="14pt" style:text-underline-style="none" fo:font-weight="bold" officeooo:rsid="00197468" officeooo:paragraph-rsid="0024a20d" style:font-size-asian="12.25pt" style:font-weight-asian="bold" style:font-size-complex="14pt" style:font-weight-complex="bold"/>
    </style:style>
    <style:style style:name="P20" style:family="paragraph" style:parent-style-name="Standard">
      <style:text-properties fo:font-size="14pt" style:text-underline-style="none" fo:font-weight="bold" officeooo:rsid="00197468" officeooo:paragraph-rsid="00243e35" style:font-size-asian="12.25pt" style:font-weight-asian="bold" style:font-size-complex="14pt" style:font-weight-complex="bold"/>
    </style:style>
    <style:style style:name="P21" style:family="paragraph" style:parent-style-name="Standard">
      <style:text-properties fo:font-size="14pt" style:text-underline-style="none" fo:font-weight="bold" officeooo:rsid="00197468" officeooo:paragraph-rsid="0024187d" style:font-size-asian="12.25pt" style:font-weight-asian="bold" style:font-size-complex="14pt" style:font-weight-complex="bold"/>
    </style:style>
    <style:style style:name="P22" style:family="paragraph" style:parent-style-name="Standard">
      <style:text-properties fo:font-size="14pt" style:text-underline-style="none" fo:font-weight="bold" officeooo:rsid="00197468" officeooo:paragraph-rsid="0022841d" style:font-size-asian="12.25pt" style:font-weight-asian="bold" style:font-size-complex="14pt" style:font-weight-complex="bold"/>
    </style:style>
    <style:style style:name="P23" style:family="paragraph" style:parent-style-name="Standard">
      <style:text-properties fo:font-size="14pt" style:text-underline-style="none" fo:font-weight="bold" officeooo:rsid="00197468" officeooo:paragraph-rsid="001cdec2" style:font-size-asian="12.25pt" style:font-weight-asian="bold" style:font-size-complex="14pt" style:font-weight-complex="bold"/>
    </style:style>
    <style:style style:name="P24" style:family="paragraph" style:parent-style-name="Standard">
      <style:text-properties fo:font-size="14pt" style:text-underline-style="none" fo:font-weight="bold" officeooo:rsid="00197468" officeooo:paragraph-rsid="001b0156" style:font-size-asian="12.25pt" style:font-weight-asian="bold" style:font-size-complex="14pt" style:font-weight-complex="bold"/>
    </style:style>
    <style:style style:name="P25" style:family="paragraph" style:parent-style-name="Standard">
      <style:text-properties fo:font-size="14pt" style:text-underline-style="none" fo:font-weight="bold" officeooo:rsid="00197468" officeooo:paragraph-rsid="00210b95" style:font-size-asian="12.25pt" style:font-weight-asian="bold" style:font-size-complex="14pt" style:font-weight-complex="bold"/>
    </style:style>
    <style:style style:name="P26" style:family="paragraph" style:parent-style-name="Standard">
      <style:text-properties fo:font-size="14pt" style:text-underline-style="none" fo:font-weight="bold" officeooo:rsid="00197468" officeooo:paragraph-rsid="00197468" style:font-size-asian="12.25pt" style:font-weight-asian="bold" style:font-size-complex="14pt" style:font-weight-complex="bold"/>
    </style:style>
    <style:style style:name="P27" style:family="paragraph" style:parent-style-name="Standard">
      <style:text-properties fo:font-size="16pt" style:text-underline-style="solid" style:text-underline-width="auto" style:text-underline-color="font-color" fo:font-weight="bold" officeooo:rsid="0024187d" officeooo:paragraph-rsid="0024187d" style:font-size-asian="16pt" style:font-weight-asian="bold" style:font-size-complex="16pt" style:font-weight-complex="bold"/>
    </style:style>
    <style:style style:name="P28" style:family="paragraph" style:parent-style-name="Standard">
      <style:text-properties fo:font-size="16pt" style:text-underline-style="solid" style:text-underline-width="auto" style:text-underline-color="font-color" fo:font-weight="bold" officeooo:rsid="00197468" officeooo:paragraph-rsid="00197468" style:font-size-asian="16pt" style:font-weight-asian="bold" style:font-size-complex="16pt" style:font-weight-complex="bold"/>
    </style:style>
    <style:style style:name="P29" style:family="paragraph" style:parent-style-name="Standard">
      <style:text-properties style:text-underline-style="none" fo:font-weight="normal" officeooo:rsid="00197468" officeooo:paragraph-rsid="00197468" style:font-weight-asian="normal" style:font-weight-complex="normal"/>
    </style:style>
    <style:style style:name="T1" style:family="text">
      <style:text-properties officeooo:rsid="001b0156"/>
    </style:style>
    <style:style style:name="T2" style:family="text">
      <style:text-properties fo:font-style="italic" officeooo:rsid="001b0156" style:font-style-asian="italic" style:font-style-complex="italic"/>
    </style:style>
    <style:style style:name="T3" style:family="text">
      <style:text-properties fo:font-style="italic" officeooo:rsid="002724d7" style:font-style-asian="italic" style:font-style-complex="italic"/>
    </style:style>
    <style:style style:name="T4" style:family="text">
      <style:text-properties officeooo:rsid="001cdec2"/>
    </style:style>
    <style:style style:name="T5" style:family="text">
      <style:text-properties officeooo:rsid="00210b95"/>
    </style:style>
    <style:style style:name="T6" style:family="text">
      <style:text-properties officeooo:rsid="0022841d"/>
    </style:style>
    <style:style style:name="T7" style:family="text">
      <style:text-properties officeooo:rsid="00229e27"/>
    </style:style>
    <style:style style:name="T8" style:family="text">
      <style:text-properties officeooo:rsid="0023aa82"/>
    </style:style>
    <style:style style:name="T9" style:family="text">
      <style:text-properties officeooo:rsid="0024187d"/>
    </style:style>
    <style:style style:name="T10" style:family="text">
      <style:text-properties officeooo:rsid="00243e35"/>
    </style:style>
    <style:style style:name="T11" style:family="text">
      <style:text-properties officeooo:rsid="0024a20d"/>
    </style:style>
    <style:style style:name="T12" style:family="text">
      <style:text-properties officeooo:rsid="00252ff7"/>
    </style:style>
    <style:style style:name="T13" style:family="text">
      <style:text-properties officeooo:rsid="002724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Spielregeln</text:p>
      <text:p text:style-name="P16">Im Folgenden möchte ich das Regelwerk darlegen, auf dem die Entscheidungen der K.I. basieren werden. Ich werde versuchen nicht zu sehr ins Detail zu gehen, sondern <text:span text:style-name="T1">mich auf die wichtigsten Mechaniken konzentrieren. Das Spiel ermöglicht eine Vielzahl verschiedener Strategien und Taktiken, wobei ich trotz ausführlicher Studien der Möglichkeiten mit hoher Wahrscheinlichkeit nicht alle erfasst habe. </text:span></text:p>
      <text:p text:style-name="P16"><text:span text:style-name="T2"/></text:p>
      <text:p text:style-name="P26">Spielziel:</text:p>
      <text:p text:style-name="P29">Das Ziel des Spiels ist es entweder das Hauptquartier des Gegners zu besetzen oder alle gegnerischen Einheiten zu besiegen.</text:p>
      <text:p text:style-name="P29"/>
      <text:p text:style-name="P26">So wird gespielt:</text:p>
      <text:p text:style-name="P16">Abwechselnd zieht jeder Spieler alle seine Einheiten, dabei gibt es kein Zeitlimit. Hat ein Spieler alle Einheiten gezogen oder möchte keine weiteren Züge machen, beendet er die Runde und der andere Spieler ist dran.</text:p>
      <text:p text:style-name="P16"/>
      <text:p text:style-name="P26">Ressourcen:</text:p>
      <text:p text:style-name="P16">Am Anfang jeder Runde erhält ein Spieler für alle Gebäude, die er erfolgreich besetzt hat einen festen Geldbetrag (im Folgenden „Credits“ genannt). Für diese Credits können neue Einheiten gekauft werden oder beschädigte Einheiten repariert werden.</text:p>
      <text:p text:style-name="P16"/>
      <text:p text:style-name="P25"><text:span text:style-name="T5">Bewegung der Einheiten</text:span>:</text:p>
      <text:p text:style-name="P17">Jede Einheit kann nur einmal pro Runde bewegt werden. <text:span text:style-name="T6">Pro Feld kann sich immer nur eine Einheit befinden.</text:span> Die Einheiten sind, abhängig von ihrem Typ, auf bestimmtes Gelände zur Fortbewegung angewiesen. Also Seeeinheiten können sich nur auf dem Wasser bewegen, Landeinheiten können sich nur <text:span text:style-name="T6">an</text:span> Land bewegen usw. Dabei gibt es noch einige Besonderheiten, wie z.B. Infanterie kann sich auch durch Flüsse bewegen, Fahrzeuge können keine Berge überqueren <text:span text:style-name="T6">u.ä. </text:span>, darauf möchte ich an dieser <text:span text:style-name="T6">aber</text:span> Stelle nicht weiter eingehen. Sollte die Verwendung eines bestimmten Terrain<text:span text:style-name="T6">s</text:span> relevant für eine Taktik sein, werde ich <text:span text:style-name="T6">das dann</text:span> genauer beschreiben. <text:span text:style-name="T9">Je nach Untergrund kostet die Fortbewegung unterschiedlich viele Bewegungspunkte. </text:span></text:p>
      <text:p text:style-name="P12">Wichtig sind noch zwei Dinge: Zum einen können sich eigene Einheiten nicht durch gegnerische Einheiten hindurch bewegen (auch die Lufteinheiten nicht). Bewegung durch eigene Einheiten hindurch ist problemlos möglich.</text:p>
      <text:p text:style-name="P12">Zum anderen können fast alle Einheiten nach der Bewegung noch angreifen (ausgenommen: Artillerieeinheiten). Es ist allerdings nicht möglich zuerst anzugreifen und danach noch eine Bewegung auszuführen.</text:p>
      <text:p text:style-name="P16"/>
      <text:p text:style-name="P24"><text:span text:style-name="T1">Die Einheiten</text:span>:</text:p>
      <text:p text:style-name="P14"><text:span text:style-name="T4">Die Grundmechanik </text:span>basiert auf dem Stein-Schere-Papier Prinzip<text:span text:style-name="T4">, bei dem bestimmte Arten von Einheiten besonders stark gegenüber einem anderen Typ von Einheiten sind, aber gleichzeitig besonders schwach gegenüber einem andern Typ. Somit wird sichergestellt, dass keine Einheit übermächtig ist und alle Einheiten ihre Berechtigung haben. (Ein Beispiel: Der Bomber ist eine der stärksten Einheiten gegen Bodeneinheiten, kann seinerseits aber keine Lufteinheiten angreifen und ist daher z.B. dem Abfangjäger schutzlos ausgeliefert.) </text:span></text:p>
      <text:p text:style-name="P1">Jede Einheit verfügt über maximal zehn Lebenspunkte. Wird eine Einheit beschädigt kann diese durch Heilung oder das Zusammenlegen mit einer Einheit des gleich Typs (dazu später mehr) wieder aufgefüllt werden, der maximal Wert von zehn kann aber nie überschritten werden.</text:p>
      <text:p text:style-name="P3">Es gibt drei Arten von Einheiten: Boden-, Luft- und Seeeinheiten, diese werde ich im Folgenden kurz beschreiben.</text:p>
      <text:p text:style-name="P16"/>
      <text:p text:style-name="P23"><text:span text:style-name="T4">Bodeneinheiten</text:span>:</text:p>
      <text:p text:style-name="P2"><text:soft-page-break/>Die Bodeneinheiten bilden das Rückgrat jeder Armee. Im Spiel sind sie mit 11 Typen, die am häufigsten vertretenen Einheiten. Von den Bodeneinheiten können als einziges die Infanteristen Gebäude einnehmen, die für die Beschaffung von Ressourcen essentiell sind.</text:p>
      <text:p text:style-name="P2">Es gibt durchaus die Option nur See- oder Luftschlachten zu schlagen, aber in meinen Betrachtungen für die K.I. wird eine Armee aus Bodeneinheiten den Kern ihrer Strategie bilden. </text:p>
      <text:p text:style-name="P13"/>
      <text:p text:style-name="P23"><text:span text:style-name="T4">Lufteinheiten</text:span>:</text:p>
      <text:p text:style-name="P3">Die Lufteinheiten sind die wohl mobilsten Einheiten des Spiels, da sie Wasser und jegliche Hindernisse an Land problemlos überfliegen können. Zu beachten sei allerdings ihr hoher Treibstoffverbrauch, wenn dieser aufgebraucht ist, stürzen sie ab. Somit sollte darauf geachtet werden sie regelmäßig nachzutanken. Zudem sind sie sehr anfällig gegenüber gegnerischer Luftabwehr. Insofern eignen sie sich eher für schnelle, präzise Schläge, als für langwierige Belagerungen.</text:p>
      <text:p text:style-name="P15">Für die K.I. plane ich Lufteinheiten als Verstärkung zu verwenden, die eine Landstreitmacht durch ihre Schnelligkeit und Flexibilität unterstützen soll.</text:p>
      <text:p text:style-name="P13"/>
      <text:p text:style-name="P23"><text:span text:style-name="T4">Seeeinheiten</text:span>:</text:p>
      <text:p text:style-name="P3">Die Seeeinheiten sind die teuersten, aber auch schlagkräftigsten Einheiten des Spiels. Der Vorteil, dass sie von Land aus nicht angegriffen werden können liegt auf der Hand. Außerdem haben sie mit dem Kreuzer eine hervorragende Verteidigung gegen gegnerische Luftangriffe und können durch eine geschickte Positionierung gegnerische Basen sehr gut belagern. Zudem besitzen sie mit dem U-Boot die einzige Einheit im Spiel, die sich tarnen kann.</text:p>
      <text:p text:style-name="P5">Aufgrund des hohen Preises und der Tatsache, dass Seeeinheiten nur gut im Zusammenspiel mit einer funktionierenden Strategie der Bodeneinheiten funktionieren, werde ich sie für die K.I. als eine Art „Luxus“ <text:span text:style-name="T8">und </text:span>nur in einer recht späten Phase des Spiels einsetzen.</text:p>
      <text:p text:style-name="P5"/>
      <text:p text:style-name="P22"><text:span text:style-name="T6">Der Kampf</text:span>:</text:p>
      <text:p text:style-name="P11">Ist eine Einheit im Stande eine andere anzugreifen (<text:span text:style-name="T7">z</text:span>um Beispiel kann ein Panzer nicht einen Abfangjäger angreifen<text:span text:style-name="T7">), dann läuft der Kampf wie folgt ab: der Angreifer fügt dem Verteidiger Schaden zu, sofern der Verteidiger noch genügend Lebenspunkte übrig hat und im Stande ist dem Angreifer Schaden zuzufügen, tut er dies. </text:span></text:p>
      <text:p text:style-name="P4">Jede Einheit verursacht unterschiedlich viel Basisschaden an anderen Einheiten. (Das Maschinengewehr der Infanteristen ist gut gegen andere Infanteristen geeignet, aber fast nutzlos gegen Fahrzeuge.) Hierbei ist zu beachten, dass der Schaden, den eine Einheit verursachen kann von ihren momentanen Lebenspunkten abhängt: verfügt eine Einheit nur noch über fünf Lebenspunkte, verursacht sie auch nur noch 50% ihres Basisschadens am Gegner. Aus taktischer Sicht lohnt es sich also fast ausnahmslos als erster anzugreifen.</text:p>
      <text:p text:style-name="P11"/>
      <text:p text:style-name="P27">Weitere Mechaniken</text:p>
      <text:p text:style-name="P10">Zusätzlich zu den Kernmechaniken, die den Kampf und die Fortbewegung betreffen, gibt es noch weitere Mechaniken zu beachten.</text:p>
      <text:p text:style-name="P10"/>
      <text:p text:style-name="P21"><text:span text:style-name="T9">Gebäude einnehmen</text:span>:</text:p>
      <text:p text:style-name="P10">Um Ressourcen zu generieren ist es erforderlich so viele Gebäude wie möglich zu besetzen. Dabei ist der Typ des Gebäudes egal, jede<text:span text:style-name="T10">s</text:span> generiert die gleiche Anzahl von Ressourcen, die vor Spielbeginn festgelegt wird.</text:p>
      <text:p text:style-name="P10">Gebäude können nur von Infanterie- und Anti-Panzereinheiten besetzt werden. <text:span text:style-name="T10">Um ein Gebäude zu besetzen muss eine Einheit sich auf ein unbesetztes oder vom Gegner besetztes Gebäude bewegen und den „Besetzen“ Befehl ausführen. Dabei werden von den maximalen Besatzungspunkten die aktuellen Lebenspunkte der Einheit abgezogen, fällt der Wert der Besatzungspunkte auf Null gilt das Gebäude als besetzt. Jedes Gebäude verfügt über maximal zwanzig Besatzungspunkte. Zum </text:span><text:soft-page-break/><text:span text:style-name="T10">Beispiel: braucht eine Einheit mir vollen Lebenspunkten zwei Runden um ein Gebäude zu übernehmen. Eine Einheit mir nur noch sieben Lebenspunkten benötigt drei Runden und eine Einheit mir nur noch sechs Lebenspunkten volle vier Runden. Während eine Einheit eine Besatzung ausführt kann sie angegriffen werden, was den Vorgang verlängert. Wird eine Einheit während einer Besatzung zerstört, werden die Besatzungspunkte zurückgesetzt.</text:span></text:p>
      <text:p text:style-name="P10"/>
      <text:p text:style-name="P18"><text:span text:style-name="T13">Einheiten produzieren</text:span>:</text:p>
      <text:p text:style-name="P7">Es gibt drei Produktionsgebäude: die Fabrik (Landeinheiten), den Flughafen (Lufteinheiten) und den Hafen (Seeeinheiten). Es kann pro Gebäude immer nur eine Einheit pro Runde gekauft werden, sofern sich keine gegnerische Einheit auf dem Feld des Produktionsgebäudes befindet. </text:p>
      <text:p text:style-name="P7">Neu erworbene Einheiten können in der Runde, in der sie erworben wurden, keine Aktionen mehr ausführen. </text:p>
      <text:p text:style-name="P9"/>
      <text:p text:style-name="P20"><text:span text:style-name="T11">Sprit</text:span>:</text:p>
      <text:p text:style-name="P8">Wenn sich eine Einheit bewegt verbraucht sie Sprit (auch Infanterie und Anti-Panzereinheiten). Der Verbrauch hängt vom Wetter und dem Untergrund, über den sich die Einheit bewegt, ab. Bestimmte Einheiten verbrauchen Sprit am Anfang der Runde, z.B. ein Helikopter, um sich in der Luft zu halten. Wenn der Sprit verbraucht wurde können sich Landeinheiten nicht mehr bewegen, Luft- und Seeeinheiten stürzen ab bzw. gehen unter und gelten als zerstört.</text:p>
      <text:p text:style-name="P8"/>
      <text:p text:style-name="P19"><text:span text:style-name="T11">Munition</text:span>:</text:p>
      <text:p text:style-name="P8">Munition wird verbraucht, wenn eine Einheit mit ihrer Hauptwaffe angreift. Ist die Munition verbraucht, kann diese Einheit nicht mehr angreifen. Als Besonderheit sei zu erwähnen, dass manche Einheiten über eine Zweitwaffe verfügen und alternativ diese verwenden, wenn die Munition verbraucht ist. Bestimmte Waffen benötigen keine Munition, machen aber vergleichsweise weniger Schaden. Außerdem greifen Einheiten nur mit der Hauptwaffe an, wenn das Sinn macht. Zum Beispiel greift ein Panzer nur einen anderes Fahrzeug mit seinem Hauptgeschütz an, gegen eine Infanterieeinheit wird er seine Zweitwaffe, das Maschinengewehr, einsetzen.</text:p>
      <text:p text:style-name="P8"/>
      <text:p text:style-name="P19"><text:span text:style-name="T11">Versorgung</text:span>:</text:p>
      <text:p text:style-name="P8">Munition und Sprit können auf zwei Arten wieder aufgefüllt werden. Zum einen durch bestimmte Versorgungseinheiten, <text:span text:style-name="T12">die auf einem der angrenzenden Felder stehen,</text:span> <text:span text:style-name="T12">oder indem die Einheit auf einem eigenen besetzten Gebäude platziert wird. Versorgung wird automatisch am Anfang einer Runde ausgeführt, kann aber auch auf Befehl ausgeführt werden, wobei die Versorgungseinheit keine weiteren Aktionen ausführen kann. Das Versorgen mit Sprit und Munition ist kostenlos.</text:span></text:p>
      <text:p text:style-name="P8"/>
      <text:p text:style-name="P18"><text:span text:style-name="T13">Zusammenlegen von Einheiten</text:span>:</text:p>
      <text:p text:style-name="P7">Zwei Einheiten desselben Typs können zusammengelegt werden, sofern eine von ihnen nicht mehr über volle Lebenspunkte verfügt. Die momentanen Lebenspunkte beider Einheiten werden addiert, können aber den Wert zehn nicht übersteigen. Die „neue“ Einheit kann nach dem Zusammenlegen keine Aktionen mehr ausführen. Es ist allerdings möglich zuerst mit einer Einheit eine Aktion auszuführen und dann die zweite Einheit auf das Feld der ersten zu bewegen um die beiden zusammen zu legen.</text:p>
      <text:p text:style-name="P7"/>
      <text:p text:style-name="P18"><text:span text:style-name="T13">Heilung</text:span>:</text:p>
      <text:p text:style-name="P6">Befindet sich eine beschädigte Einheit auf einem eigenen besetzten Gebäude, dann werden am Anfang einer Runde bei dieser Einheit maximal zwei Lebenspunkte wieder hergestellt. Die anteiligen Kosten werden vom Konto des Spielers abgezogen. Kostet eine Einheit also 5000 Credits, kostet die Heilung 1000 Credits. Reichen die Credits des Spielers nicht aus, wird die Einheit nicht geheilt.</text:p>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20:03:01.715000000</meta:creation-date>
    <meta:generator>LibreOffice/5.3.6.1$Windows_x86 LibreOffice_project/686f202eff87ef707079aeb7f485847613344eb7</meta:generator>
    <dc:date>2019-07-03T21:43:00.180000000</dc:date>
    <meta:editing-duration>PT1H25M41S</meta:editing-duration>
    <meta:editing-cycles>4</meta:editing-cycles>
    <meta:document-statistic meta:table-count="0" meta:image-count="0" meta:object-count="0" meta:page-count="4" meta:paragraph-count="46" meta:word-count="1405" meta:character-count="9921" meta:non-whitespace-character-count="8555"/>
  </office:meta>
</office:document-meta>
</file>